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4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28pt" fo:font-weight="bold" style:font-size-asian="28pt" style:font-weight-asian="bold" style:font-size-complex="2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4"/>
  </office:automatic-styles>
  <office:body>
    <office:spreadsheet>
      <table:table table:name="Paycheck Spread sheet" table:style-name="ta1" table:print="false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ce1" office:value-type="string">
            <text:p>Paycheck Calculator</text:p>
          </table:table-cell>
          <table:table-cell table:style-name="ce1"/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style-name="ce3" office:value-type="currency" office:currency="USD" office:value="10.5">
            <text:p>$10.50</text:p>
          </table:table-cell>
          <table:table-cell office:value-type="string">
            <text:p><text:s/>=PayRate $'s/hr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office:value-type="float" office:value="40">
            <text:p>40</text:p>
          </table:table-cell>
          <table:table-cell office:value-type="string">
            <text:p><text:s/>=Overtime Starts @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office:value-type="float" office:value="1.5">
            <text:p>1.5</text:p>
          </table:table-cell>
          <table:table-cell office:value-type="string">
            <text:p><text:s/>=Overtime Factor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Hours</text:p>
          </table:table-cell>
          <table:table-cell office:value-type="string">
            <text:p>Paycheck</text:p>
          </table:table-cell>
          <table:table-cell office:value-type="string">
            <text:p>Overtime</text:p>
          </table:table-cell>
          <table:table-cell office:value-type="string">
            <text:p>Total</text:p>
          </table:table-cell>
        </table:table-row>
        <table:table-row table:style-name="ro2">
          <table:table-cell table:number-columns-repeated="2"/>
          <table:table-cell office:value-type="string">
            <text:p>Worked</text:p>
          </table:table-cell>
          <table:table-cell office:value-type="string">
            <text:p>Straight Time</text:p>
          </table:table-cell>
          <table:table-cell table:number-columns-repeated="2" office:value-type="string">
            <text:p>Pay</text:p>
          </table:table-cell>
        </table:table-row>
        <table:table-row table:style-name="ro2">
          <table:table-cell table:number-columns-repeated="2"/>
          <table:table-cell office:value-type="float" office:value="0">
            <text:p>0</text:p>
          </table:table-cell>
          <table:table-cell table:formula="of:=[.C9]*[.$D$3]" office:value-type="currency" office:currency="USD" office:value="0">
            <text:p>$0.00</text:p>
          </table:table-cell>
          <table:table-cell table:formula="of:=IF([.C9]&gt;[.$D$4];([.C9]-[.$D$4])*[.$D$3]*([.$D$5]-1);0)" office:value-type="float" office:value="0">
            <text:p>0</text:p>
          </table:table-cell>
          <table:table-cell table:formula="of:=[.D9]+[.E9]" office:value-type="currency" office:currency="USD" office:value="0">
            <text:p>$0.00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formula="of:=[.C10]*[.$D$3]" office:value-type="currency" office:currency="USD" office:value="10.5">
            <text:p>$10.50</text:p>
          </table:table-cell>
          <table:table-cell table:formula="of:=IF([.C10]&gt;[.$D$4];([.C10]-[.$D$4])*[.$D$3]*([.$D$5]-1);0)" office:value-type="float" office:value="0">
            <text:p>0</text:p>
          </table:table-cell>
          <table:table-cell table:formula="of:=[.D10]+[.E10]" office:value-type="currency" office:currency="USD" office:value="10.5">
            <text:p>$10.50</text:p>
          </table:table-cell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table:formula="of:=[.C11]*[.$D$3]" office:value-type="currency" office:currency="USD" office:value="21">
            <text:p>$21.00</text:p>
          </table:table-cell>
          <table:table-cell table:formula="of:=IF([.C11]&gt;[.$D$4];([.C11]-[.$D$4])*[.$D$3]*([.$D$5]-1);0)" office:value-type="float" office:value="0">
            <text:p>0</text:p>
          </table:table-cell>
          <table:table-cell table:formula="of:=[.D11]+[.E11]" office:value-type="currency" office:currency="USD" office:value="21">
            <text:p>$21.00</text:p>
          </table:table-cell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table:formula="of:=[.C12]*[.$D$3]" office:value-type="currency" office:currency="USD" office:value="31.5">
            <text:p>$31.50</text:p>
          </table:table-cell>
          <table:table-cell table:formula="of:=IF([.C12]&gt;[.$D$4];([.C12]-[.$D$4])*[.$D$3]*([.$D$5]-1);0)" office:value-type="float" office:value="0">
            <text:p>0</text:p>
          </table:table-cell>
          <table:table-cell table:formula="of:=[.D12]+[.E12]" office:value-type="currency" office:currency="USD" office:value="31.5">
            <text:p>$31.50</text:p>
          </table:table-cell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table:formula="of:=[.C13]*[.$D$3]" office:value-type="currency" office:currency="USD" office:value="42">
            <text:p>$42.00</text:p>
          </table:table-cell>
          <table:table-cell table:formula="of:=IF([.C13]&gt;[.$D$4];([.C13]-[.$D$4])*[.$D$3]*([.$D$5]-1);0)" office:value-type="float" office:value="0">
            <text:p>0</text:p>
          </table:table-cell>
          <table:table-cell table:formula="of:=[.D13]+[.E13]" office:value-type="currency" office:currency="USD" office:value="42">
            <text:p>$42.00</text:p>
          </table:table-cell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formula="of:=[.C14]*[.$D$3]" office:value-type="currency" office:currency="USD" office:value="52.5">
            <text:p>$52.50</text:p>
          </table:table-cell>
          <table:table-cell table:formula="of:=IF([.C14]&gt;[.$D$4];([.C14]-[.$D$4])*[.$D$3]*([.$D$5]-1);0)" office:value-type="float" office:value="0">
            <text:p>0</text:p>
          </table:table-cell>
          <table:table-cell table:formula="of:=[.D14]+[.E14]" office:value-type="currency" office:currency="USD" office:value="52.5">
            <text:p>$52.50</text:p>
          </table:table-cell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table:formula="of:=[.C15]*[.$D$3]" office:value-type="currency" office:currency="USD" office:value="63">
            <text:p>$63.00</text:p>
          </table:table-cell>
          <table:table-cell table:formula="of:=IF([.C15]&gt;[.$D$4];([.C15]-[.$D$4])*[.$D$3]*([.$D$5]-1);0)" office:value-type="float" office:value="0">
            <text:p>0</text:p>
          </table:table-cell>
          <table:table-cell table:formula="of:=[.D15]+[.E15]" office:value-type="currency" office:currency="USD" office:value="63">
            <text:p>$63.00</text:p>
          </table:table-cell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formula="of:=[.C16]*[.$D$3]" office:value-type="currency" office:currency="USD" office:value="73.5">
            <text:p>$73.50</text:p>
          </table:table-cell>
          <table:table-cell table:formula="of:=IF([.C16]&gt;[.$D$4];([.C16]-[.$D$4])*[.$D$3]*([.$D$5]-1);0)" office:value-type="float" office:value="0">
            <text:p>0</text:p>
          </table:table-cell>
          <table:table-cell table:formula="of:=[.D16]+[.E16]" office:value-type="currency" office:currency="USD" office:value="73.5">
            <text:p>$73.50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table:formula="of:=[.C17]*[.$D$3]" office:value-type="currency" office:currency="USD" office:value="84">
            <text:p>$84.00</text:p>
          </table:table-cell>
          <table:table-cell table:formula="of:=IF([.C17]&gt;[.$D$4];([.C17]-[.$D$4])*[.$D$3]*([.$D$5]-1);0)" office:value-type="float" office:value="0">
            <text:p>0</text:p>
          </table:table-cell>
          <table:table-cell table:formula="of:=[.D17]+[.E17]" office:value-type="currency" office:currency="USD" office:value="84">
            <text:p>$84.00</text:p>
          </table:table-cell>
        </table:table-row>
        <table:table-row table:style-name="ro2">
          <table:table-cell table:number-columns-repeated="2"/>
          <table:table-cell office:value-type="float" office:value="9">
            <text:p>9</text:p>
          </table:table-cell>
          <table:table-cell table:formula="of:=[.C18]*[.$D$3]" office:value-type="currency" office:currency="USD" office:value="94.5">
            <text:p>$94.50</text:p>
          </table:table-cell>
          <table:table-cell table:formula="of:=IF([.C18]&gt;[.$D$4];([.C18]-[.$D$4])*[.$D$3]*([.$D$5]-1);0)" office:value-type="float" office:value="0">
            <text:p>0</text:p>
          </table:table-cell>
          <table:table-cell table:formula="of:=[.D18]+[.E18]" office:value-type="currency" office:currency="USD" office:value="94.5">
            <text:p>$94.50</text:p>
          </table:table-cell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 table:formula="of:=[.C19]*[.$D$3]" office:value-type="currency" office:currency="USD" office:value="105">
            <text:p>$105.00</text:p>
          </table:table-cell>
          <table:table-cell table:formula="of:=IF([.C19]&gt;[.$D$4];([.C19]-[.$D$4])*[.$D$3]*([.$D$5]-1);0)" office:value-type="float" office:value="0">
            <text:p>0</text:p>
          </table:table-cell>
          <table:table-cell table:formula="of:=[.D19]+[.E19]" office:value-type="currency" office:currency="USD" office:value="105">
            <text:p>$105.00</text:p>
          </table:table-cell>
        </table:table-row>
        <table:table-row table:style-name="ro2">
          <table:table-cell table:number-columns-repeated="2"/>
          <table:table-cell office:value-type="float" office:value="11">
            <text:p>11</text:p>
          </table:table-cell>
          <table:table-cell table:formula="of:=[.C20]*[.$D$3]" office:value-type="currency" office:currency="USD" office:value="115.5">
            <text:p>$115.50</text:p>
          </table:table-cell>
          <table:table-cell table:formula="of:=IF([.C20]&gt;[.$D$4];([.C20]-[.$D$4])*[.$D$3]*([.$D$5]-1);0)" office:value-type="float" office:value="0">
            <text:p>0</text:p>
          </table:table-cell>
          <table:table-cell table:formula="of:=[.D20]+[.E20]" office:value-type="currency" office:currency="USD" office:value="115.5">
            <text:p>$115.50</text:p>
          </table:table-cell>
        </table:table-row>
        <table:table-row table:style-name="ro2">
          <table:table-cell table:number-columns-repeated="2"/>
          <table:table-cell office:value-type="float" office:value="12">
            <text:p>12</text:p>
          </table:table-cell>
          <table:table-cell table:formula="of:=[.C21]*[.$D$3]" office:value-type="currency" office:currency="USD" office:value="126">
            <text:p>$126.00</text:p>
          </table:table-cell>
          <table:table-cell table:formula="of:=IF([.C21]&gt;[.$D$4];([.C21]-[.$D$4])*[.$D$3]*([.$D$5]-1);0)" office:value-type="float" office:value="0">
            <text:p>0</text:p>
          </table:table-cell>
          <table:table-cell table:formula="of:=[.D21]+[.E21]" office:value-type="currency" office:currency="USD" office:value="126">
            <text:p>$126.00</text:p>
          </table:table-cell>
        </table:table-row>
        <table:table-row table:style-name="ro2">
          <table:table-cell table:number-columns-repeated="2"/>
          <table:table-cell office:value-type="float" office:value="13">
            <text:p>13</text:p>
          </table:table-cell>
          <table:table-cell table:formula="of:=[.C22]*[.$D$3]" office:value-type="currency" office:currency="USD" office:value="136.5">
            <text:p>$136.50</text:p>
          </table:table-cell>
          <table:table-cell table:formula="of:=IF([.C22]&gt;[.$D$4];([.C22]-[.$D$4])*[.$D$3]*([.$D$5]-1);0)" office:value-type="float" office:value="0">
            <text:p>0</text:p>
          </table:table-cell>
          <table:table-cell table:formula="of:=[.D22]+[.E22]" office:value-type="currency" office:currency="USD" office:value="136.5">
            <text:p>$136.50</text:p>
          </table:table-cell>
        </table:table-row>
        <table:table-row table:style-name="ro2">
          <table:table-cell table:number-columns-repeated="2"/>
          <table:table-cell office:value-type="float" office:value="14">
            <text:p>14</text:p>
          </table:table-cell>
          <table:table-cell table:formula="of:=[.C23]*[.$D$3]" office:value-type="currency" office:currency="USD" office:value="147">
            <text:p>$147.00</text:p>
          </table:table-cell>
          <table:table-cell table:formula="of:=IF([.C23]&gt;[.$D$4];([.C23]-[.$D$4])*[.$D$3]*([.$D$5]-1);0)" office:value-type="float" office:value="0">
            <text:p>0</text:p>
          </table:table-cell>
          <table:table-cell table:formula="of:=[.D23]+[.E23]" office:value-type="currency" office:currency="USD" office:value="147">
            <text:p>$147.00</text:p>
          </table:table-cell>
        </table:table-row>
        <table:table-row table:style-name="ro2">
          <table:table-cell table:number-columns-repeated="2"/>
          <table:table-cell office:value-type="float" office:value="15">
            <text:p>15</text:p>
          </table:table-cell>
          <table:table-cell table:formula="of:=[.C24]*[.$D$3]" office:value-type="currency" office:currency="USD" office:value="157.5">
            <text:p>$157.50</text:p>
          </table:table-cell>
          <table:table-cell table:formula="of:=IF([.C24]&gt;[.$D$4];([.C24]-[.$D$4])*[.$D$3]*([.$D$5]-1);0)" office:value-type="float" office:value="0">
            <text:p>0</text:p>
          </table:table-cell>
          <table:table-cell table:formula="of:=[.D24]+[.E24]" office:value-type="currency" office:currency="USD" office:value="157.5">
            <text:p>$157.50</text:p>
          </table:table-cell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 table:formula="of:=[.C25]*[.$D$3]" office:value-type="currency" office:currency="USD" office:value="168">
            <text:p>$168.00</text:p>
          </table:table-cell>
          <table:table-cell table:formula="of:=IF([.C25]&gt;[.$D$4];([.C25]-[.$D$4])*[.$D$3]*([.$D$5]-1);0)" office:value-type="float" office:value="0">
            <text:p>0</text:p>
          </table:table-cell>
          <table:table-cell table:formula="of:=[.D25]+[.E25]" office:value-type="currency" office:currency="USD" office:value="168">
            <text:p>$168.00</text:p>
          </table:table-cell>
        </table:table-row>
        <table:table-row table:style-name="ro2">
          <table:table-cell table:number-columns-repeated="2"/>
          <table:table-cell office:value-type="float" office:value="17">
            <text:p>17</text:p>
          </table:table-cell>
          <table:table-cell table:formula="of:=[.C26]*[.$D$3]" office:value-type="currency" office:currency="USD" office:value="178.5">
            <text:p>$178.50</text:p>
          </table:table-cell>
          <table:table-cell table:formula="of:=IF([.C26]&gt;[.$D$4];([.C26]-[.$D$4])*[.$D$3]*([.$D$5]-1);0)" office:value-type="float" office:value="0">
            <text:p>0</text:p>
          </table:table-cell>
          <table:table-cell table:formula="of:=[.D26]+[.E26]" office:value-type="currency" office:currency="USD" office:value="178.5">
            <text:p>$178.50</text:p>
          </table:table-cell>
        </table:table-row>
        <table:table-row table:style-name="ro2">
          <table:table-cell table:number-columns-repeated="2"/>
          <table:table-cell office:value-type="float" office:value="18">
            <text:p>18</text:p>
          </table:table-cell>
          <table:table-cell table:formula="of:=[.C27]*[.$D$3]" office:value-type="currency" office:currency="USD" office:value="189">
            <text:p>$189.00</text:p>
          </table:table-cell>
          <table:table-cell table:formula="of:=IF([.C27]&gt;[.$D$4];([.C27]-[.$D$4])*[.$D$3]*([.$D$5]-1);0)" office:value-type="float" office:value="0">
            <text:p>0</text:p>
          </table:table-cell>
          <table:table-cell table:formula="of:=[.D27]+[.E27]" office:value-type="currency" office:currency="USD" office:value="189">
            <text:p>$189.00</text:p>
          </table:table-cell>
        </table:table-row>
        <table:table-row table:style-name="ro2">
          <table:table-cell table:number-columns-repeated="2"/>
          <table:table-cell office:value-type="float" office:value="19">
            <text:p>19</text:p>
          </table:table-cell>
          <table:table-cell table:formula="of:=[.C28]*[.$D$3]" office:value-type="currency" office:currency="USD" office:value="199.5">
            <text:p>$199.50</text:p>
          </table:table-cell>
          <table:table-cell table:formula="of:=IF([.C28]&gt;[.$D$4];([.C28]-[.$D$4])*[.$D$3]*([.$D$5]-1);0)" office:value-type="float" office:value="0">
            <text:p>0</text:p>
          </table:table-cell>
          <table:table-cell table:formula="of:=[.D28]+[.E28]" office:value-type="currency" office:currency="USD" office:value="199.5">
            <text:p>$199.50</text:p>
          </table:table-cell>
        </table:table-row>
        <table:table-row table:style-name="ro2">
          <table:table-cell table:number-columns-repeated="2"/>
          <table:table-cell office:value-type="float" office:value="20">
            <text:p>20</text:p>
          </table:table-cell>
          <table:table-cell table:formula="of:=[.C29]*[.$D$3]" office:value-type="currency" office:currency="USD" office:value="210">
            <text:p>$210.00</text:p>
          </table:table-cell>
          <table:table-cell table:formula="of:=IF([.C29]&gt;[.$D$4];([.C29]-[.$D$4])*[.$D$3]*([.$D$5]-1);0)" office:value-type="float" office:value="0">
            <text:p>0</text:p>
          </table:table-cell>
          <table:table-cell table:formula="of:=[.D29]+[.E29]" office:value-type="currency" office:currency="USD" office:value="210">
            <text:p>$210.00</text:p>
          </table:table-cell>
        </table:table-row>
        <table:table-row table:style-name="ro2">
          <table:table-cell table:number-columns-repeated="2"/>
          <table:table-cell office:value-type="float" office:value="21">
            <text:p>21</text:p>
          </table:table-cell>
          <table:table-cell table:formula="of:=[.C30]*[.$D$3]" office:value-type="currency" office:currency="USD" office:value="220.5">
            <text:p>$220.50</text:p>
          </table:table-cell>
          <table:table-cell table:formula="of:=IF([.C30]&gt;[.$D$4];([.C30]-[.$D$4])*[.$D$3]*([.$D$5]-1);0)" office:value-type="float" office:value="0">
            <text:p>0</text:p>
          </table:table-cell>
          <table:table-cell table:formula="of:=[.D30]+[.E30]" office:value-type="currency" office:currency="USD" office:value="220.5">
            <text:p>$220.50</text:p>
          </table:table-cell>
        </table:table-row>
        <table:table-row table:style-name="ro2">
          <table:table-cell table:number-columns-repeated="2"/>
          <table:table-cell office:value-type="float" office:value="22">
            <text:p>22</text:p>
          </table:table-cell>
          <table:table-cell table:formula="of:=[.C31]*[.$D$3]" office:value-type="currency" office:currency="USD" office:value="231">
            <text:p>$231.00</text:p>
          </table:table-cell>
          <table:table-cell table:formula="of:=IF([.C31]&gt;[.$D$4];([.C31]-[.$D$4])*[.$D$3]*([.$D$5]-1);0)" office:value-type="float" office:value="0">
            <text:p>0</text:p>
          </table:table-cell>
          <table:table-cell table:formula="of:=[.D31]+[.E31]" office:value-type="currency" office:currency="USD" office:value="231">
            <text:p>$231.00</text:p>
          </table:table-cell>
        </table:table-row>
        <table:table-row table:style-name="ro2">
          <table:table-cell table:number-columns-repeated="2"/>
          <table:table-cell office:value-type="float" office:value="23">
            <text:p>23</text:p>
          </table:table-cell>
          <table:table-cell table:formula="of:=[.C32]*[.$D$3]" office:value-type="currency" office:currency="USD" office:value="241.5">
            <text:p>$241.50</text:p>
          </table:table-cell>
          <table:table-cell table:formula="of:=IF([.C32]&gt;[.$D$4];([.C32]-[.$D$4])*[.$D$3]*([.$D$5]-1);0)" office:value-type="float" office:value="0">
            <text:p>0</text:p>
          </table:table-cell>
          <table:table-cell table:formula="of:=[.D32]+[.E32]" office:value-type="currency" office:currency="USD" office:value="241.5">
            <text:p>$241.50</text:p>
          </table:table-cell>
        </table:table-row>
        <table:table-row table:style-name="ro2">
          <table:table-cell table:number-columns-repeated="2"/>
          <table:table-cell office:value-type="float" office:value="24">
            <text:p>24</text:p>
          </table:table-cell>
          <table:table-cell table:formula="of:=[.C33]*[.$D$3]" office:value-type="currency" office:currency="USD" office:value="252">
            <text:p>$252.00</text:p>
          </table:table-cell>
          <table:table-cell table:formula="of:=IF([.C33]&gt;[.$D$4];([.C33]-[.$D$4])*[.$D$3]*([.$D$5]-1);0)" office:value-type="float" office:value="0">
            <text:p>0</text:p>
          </table:table-cell>
          <table:table-cell table:formula="of:=[.D33]+[.E33]" office:value-type="currency" office:currency="USD" office:value="252">
            <text:p>$252.00</text:p>
          </table:table-cell>
        </table:table-row>
        <table:table-row table:style-name="ro2">
          <table:table-cell table:number-columns-repeated="2"/>
          <table:table-cell office:value-type="float" office:value="25">
            <text:p>25</text:p>
          </table:table-cell>
          <table:table-cell table:formula="of:=[.C34]*[.$D$3]" office:value-type="currency" office:currency="USD" office:value="262.5">
            <text:p>$262.50</text:p>
          </table:table-cell>
          <table:table-cell table:formula="of:=IF([.C34]&gt;[.$D$4];([.C34]-[.$D$4])*[.$D$3]*([.$D$5]-1);0)" office:value-type="float" office:value="0">
            <text:p>0</text:p>
          </table:table-cell>
          <table:table-cell table:formula="of:=[.D34]+[.E34]" office:value-type="currency" office:currency="USD" office:value="262.5">
            <text:p>$262.50</text:p>
          </table:table-cell>
        </table:table-row>
        <table:table-row table:style-name="ro2">
          <table:table-cell table:number-columns-repeated="2"/>
          <table:table-cell office:value-type="float" office:value="26">
            <text:p>26</text:p>
          </table:table-cell>
          <table:table-cell table:formula="of:=[.C35]*[.$D$3]" office:value-type="currency" office:currency="USD" office:value="273">
            <text:p>$273.00</text:p>
          </table:table-cell>
          <table:table-cell table:formula="of:=IF([.C35]&gt;[.$D$4];([.C35]-[.$D$4])*[.$D$3]*([.$D$5]-1);0)" office:value-type="float" office:value="0">
            <text:p>0</text:p>
          </table:table-cell>
          <table:table-cell table:formula="of:=[.D35]+[.E35]" office:value-type="currency" office:currency="USD" office:value="273">
            <text:p>$273.00</text:p>
          </table:table-cell>
        </table:table-row>
        <table:table-row table:style-name="ro2">
          <table:table-cell table:number-columns-repeated="2"/>
          <table:table-cell office:value-type="float" office:value="27">
            <text:p>27</text:p>
          </table:table-cell>
          <table:table-cell table:formula="of:=[.C36]*[.$D$3]" office:value-type="currency" office:currency="USD" office:value="283.5">
            <text:p>$283.50</text:p>
          </table:table-cell>
          <table:table-cell table:formula="of:=IF([.C36]&gt;[.$D$4];([.C36]-[.$D$4])*[.$D$3]*([.$D$5]-1);0)" office:value-type="float" office:value="0">
            <text:p>0</text:p>
          </table:table-cell>
          <table:table-cell table:formula="of:=[.D36]+[.E36]" office:value-type="currency" office:currency="USD" office:value="283.5">
            <text:p>$283.50</text:p>
          </table:table-cell>
        </table:table-row>
        <table:table-row table:style-name="ro2">
          <table:table-cell table:number-columns-repeated="2"/>
          <table:table-cell office:value-type="float" office:value="28">
            <text:p>28</text:p>
          </table:table-cell>
          <table:table-cell table:formula="of:=[.C37]*[.$D$3]" office:value-type="currency" office:currency="USD" office:value="294">
            <text:p>$294.00</text:p>
          </table:table-cell>
          <table:table-cell table:formula="of:=IF([.C37]&gt;[.$D$4];([.C37]-[.$D$4])*[.$D$3]*([.$D$5]-1);0)" office:value-type="float" office:value="0">
            <text:p>0</text:p>
          </table:table-cell>
          <table:table-cell table:formula="of:=[.D37]+[.E37]" office:value-type="currency" office:currency="USD" office:value="294">
            <text:p>$294.00</text:p>
          </table:table-cell>
        </table:table-row>
        <table:table-row table:style-name="ro2">
          <table:table-cell table:number-columns-repeated="2"/>
          <table:table-cell office:value-type="float" office:value="29">
            <text:p>29</text:p>
          </table:table-cell>
          <table:table-cell table:formula="of:=[.C38]*[.$D$3]" office:value-type="currency" office:currency="USD" office:value="304.5">
            <text:p>$304.50</text:p>
          </table:table-cell>
          <table:table-cell table:formula="of:=IF([.C38]&gt;[.$D$4];([.C38]-[.$D$4])*[.$D$3]*([.$D$5]-1);0)" office:value-type="float" office:value="0">
            <text:p>0</text:p>
          </table:table-cell>
          <table:table-cell table:formula="of:=[.D38]+[.E38]" office:value-type="currency" office:currency="USD" office:value="304.5">
            <text:p>$304.50</text:p>
          </table:table-cell>
        </table:table-row>
        <table:table-row table:style-name="ro2">
          <table:table-cell table:number-columns-repeated="2"/>
          <table:table-cell office:value-type="float" office:value="30">
            <text:p>30</text:p>
          </table:table-cell>
          <table:table-cell table:formula="of:=[.C39]*[.$D$3]" office:value-type="currency" office:currency="USD" office:value="315">
            <text:p>$315.00</text:p>
          </table:table-cell>
          <table:table-cell table:formula="of:=IF([.C39]&gt;[.$D$4];([.C39]-[.$D$4])*[.$D$3]*([.$D$5]-1);0)" office:value-type="float" office:value="0">
            <text:p>0</text:p>
          </table:table-cell>
          <table:table-cell table:formula="of:=[.D39]+[.E39]" office:value-type="currency" office:currency="USD" office:value="315">
            <text:p>$315.00</text:p>
          </table:table-cell>
        </table:table-row>
        <table:table-row table:style-name="ro2">
          <table:table-cell table:number-columns-repeated="2"/>
          <table:table-cell office:value-type="float" office:value="31">
            <text:p>31</text:p>
          </table:table-cell>
          <table:table-cell table:formula="of:=[.C40]*[.$D$3]" office:value-type="currency" office:currency="USD" office:value="325.5">
            <text:p>$325.50</text:p>
          </table:table-cell>
          <table:table-cell table:formula="of:=IF([.C40]&gt;[.$D$4];([.C40]-[.$D$4])*[.$D$3]*([.$D$5]-1);0)" office:value-type="float" office:value="0">
            <text:p>0</text:p>
          </table:table-cell>
          <table:table-cell table:formula="of:=[.D40]+[.E40]" office:value-type="currency" office:currency="USD" office:value="325.5">
            <text:p>$325.50</text:p>
          </table:table-cell>
        </table:table-row>
        <table:table-row table:style-name="ro2">
          <table:table-cell table:number-columns-repeated="2"/>
          <table:table-cell office:value-type="float" office:value="32">
            <text:p>32</text:p>
          </table:table-cell>
          <table:table-cell table:formula="of:=[.C41]*[.$D$3]" office:value-type="currency" office:currency="USD" office:value="336">
            <text:p>$336.00</text:p>
          </table:table-cell>
          <table:table-cell table:formula="of:=IF([.C41]&gt;[.$D$4];([.C41]-[.$D$4])*[.$D$3]*([.$D$5]-1);0)" office:value-type="float" office:value="0">
            <text:p>0</text:p>
          </table:table-cell>
          <table:table-cell table:formula="of:=[.D41]+[.E41]" office:value-type="currency" office:currency="USD" office:value="336">
            <text:p>$336.00</text:p>
          </table:table-cell>
        </table:table-row>
        <table:table-row table:style-name="ro2">
          <table:table-cell table:number-columns-repeated="2"/>
          <table:table-cell office:value-type="float" office:value="33">
            <text:p>33</text:p>
          </table:table-cell>
          <table:table-cell table:formula="of:=[.C42]*[.$D$3]" office:value-type="currency" office:currency="USD" office:value="346.5">
            <text:p>$346.50</text:p>
          </table:table-cell>
          <table:table-cell table:formula="of:=IF([.C42]&gt;[.$D$4];([.C42]-[.$D$4])*[.$D$3]*([.$D$5]-1);0)" office:value-type="float" office:value="0">
            <text:p>0</text:p>
          </table:table-cell>
          <table:table-cell table:formula="of:=[.D42]+[.E42]" office:value-type="currency" office:currency="USD" office:value="346.5">
            <text:p>$346.50</text:p>
          </table:table-cell>
        </table:table-row>
        <table:table-row table:style-name="ro2">
          <table:table-cell table:number-columns-repeated="2"/>
          <table:table-cell office:value-type="float" office:value="34">
            <text:p>34</text:p>
          </table:table-cell>
          <table:table-cell table:formula="of:=[.C43]*[.$D$3]" office:value-type="currency" office:currency="USD" office:value="357">
            <text:p>$357.00</text:p>
          </table:table-cell>
          <table:table-cell table:formula="of:=IF([.C43]&gt;[.$D$4];([.C43]-[.$D$4])*[.$D$3]*([.$D$5]-1);0)" office:value-type="float" office:value="0">
            <text:p>0</text:p>
          </table:table-cell>
          <table:table-cell table:formula="of:=[.D43]+[.E43]" office:value-type="currency" office:currency="USD" office:value="357">
            <text:p>$357.00</text:p>
          </table:table-cell>
        </table:table-row>
        <table:table-row table:style-name="ro2">
          <table:table-cell table:number-columns-repeated="2"/>
          <table:table-cell office:value-type="float" office:value="35">
            <text:p>35</text:p>
          </table:table-cell>
          <table:table-cell table:formula="of:=[.C44]*[.$D$3]" office:value-type="currency" office:currency="USD" office:value="367.5">
            <text:p>$367.50</text:p>
          </table:table-cell>
          <table:table-cell table:formula="of:=IF([.C44]&gt;[.$D$4];([.C44]-[.$D$4])*[.$D$3]*([.$D$5]-1);0)" office:value-type="float" office:value="0">
            <text:p>0</text:p>
          </table:table-cell>
          <table:table-cell table:formula="of:=[.D44]+[.E44]" office:value-type="currency" office:currency="USD" office:value="367.5">
            <text:p>$367.50</text:p>
          </table:table-cell>
        </table:table-row>
        <table:table-row table:style-name="ro2">
          <table:table-cell table:number-columns-repeated="2"/>
          <table:table-cell office:value-type="float" office:value="36">
            <text:p>36</text:p>
          </table:table-cell>
          <table:table-cell table:formula="of:=[.C45]*[.$D$3]" office:value-type="currency" office:currency="USD" office:value="378">
            <text:p>$378.00</text:p>
          </table:table-cell>
          <table:table-cell table:formula="of:=IF([.C45]&gt;[.$D$4];([.C45]-[.$D$4])*[.$D$3]*([.$D$5]-1);0)" office:value-type="float" office:value="0">
            <text:p>0</text:p>
          </table:table-cell>
          <table:table-cell table:formula="of:=[.D45]+[.E45]" office:value-type="currency" office:currency="USD" office:value="378">
            <text:p>$378.00</text:p>
          </table:table-cell>
        </table:table-row>
        <table:table-row table:style-name="ro2">
          <table:table-cell table:number-columns-repeated="2"/>
          <table:table-cell office:value-type="float" office:value="37">
            <text:p>37</text:p>
          </table:table-cell>
          <table:table-cell table:formula="of:=[.C46]*[.$D$3]" office:value-type="currency" office:currency="USD" office:value="388.5">
            <text:p>$388.50</text:p>
          </table:table-cell>
          <table:table-cell table:formula="of:=IF([.C46]&gt;[.$D$4];([.C46]-[.$D$4])*[.$D$3]*([.$D$5]-1);0)" office:value-type="float" office:value="0">
            <text:p>0</text:p>
          </table:table-cell>
          <table:table-cell table:formula="of:=[.D46]+[.E46]" office:value-type="currency" office:currency="USD" office:value="388.5">
            <text:p>$388.50</text:p>
          </table:table-cell>
        </table:table-row>
        <table:table-row table:style-name="ro2">
          <table:table-cell table:number-columns-repeated="2"/>
          <table:table-cell office:value-type="float" office:value="38">
            <text:p>38</text:p>
          </table:table-cell>
          <table:table-cell table:formula="of:=[.C47]*[.$D$3]" office:value-type="currency" office:currency="USD" office:value="399">
            <text:p>$399.00</text:p>
          </table:table-cell>
          <table:table-cell table:formula="of:=IF([.C47]&gt;[.$D$4];([.C47]-[.$D$4])*[.$D$3]*([.$D$5]-1);0)" office:value-type="float" office:value="0">
            <text:p>0</text:p>
          </table:table-cell>
          <table:table-cell table:formula="of:=[.D47]+[.E47]" office:value-type="currency" office:currency="USD" office:value="399">
            <text:p>$399.00</text:p>
          </table:table-cell>
        </table:table-row>
        <table:table-row table:style-name="ro2">
          <table:table-cell table:number-columns-repeated="2"/>
          <table:table-cell office:value-type="float" office:value="39">
            <text:p>39</text:p>
          </table:table-cell>
          <table:table-cell table:formula="of:=[.C48]*[.$D$3]" office:value-type="currency" office:currency="USD" office:value="409.5">
            <text:p>$409.50</text:p>
          </table:table-cell>
          <table:table-cell table:formula="of:=IF([.C48]&gt;[.$D$4];([.C48]-[.$D$4])*[.$D$3]*([.$D$5]-1);0)" office:value-type="float" office:value="0">
            <text:p>0</text:p>
          </table:table-cell>
          <table:table-cell table:formula="of:=[.D48]+[.E48]" office:value-type="currency" office:currency="USD" office:value="409.5">
            <text:p>$409.50</text:p>
          </table:table-cell>
        </table:table-row>
        <table:table-row table:style-name="ro2">
          <table:table-cell table:number-columns-repeated="2"/>
          <table:table-cell office:value-type="float" office:value="40">
            <text:p>40</text:p>
          </table:table-cell>
          <table:table-cell table:formula="of:=[.C49]*[.$D$3]" office:value-type="currency" office:currency="USD" office:value="420">
            <text:p>$420.00</text:p>
          </table:table-cell>
          <table:table-cell table:formula="of:=IF([.C49]&gt;[.$D$4];([.C49]-[.$D$4])*[.$D$3]*([.$D$5]-1);0)" office:value-type="float" office:value="0">
            <text:p>0</text:p>
          </table:table-cell>
          <table:table-cell table:formula="of:=[.D49]+[.E49]" office:value-type="currency" office:currency="USD" office:value="420">
            <text:p>$420.00</text:p>
          </table:table-cell>
        </table:table-row>
        <table:table-row table:style-name="ro2">
          <table:table-cell table:number-columns-repeated="2"/>
          <table:table-cell office:value-type="float" office:value="41">
            <text:p>41</text:p>
          </table:table-cell>
          <table:table-cell table:formula="of:=[.C50]*[.$D$3]" office:value-type="currency" office:currency="USD" office:value="430.5">
            <text:p>$430.50</text:p>
          </table:table-cell>
          <table:table-cell table:formula="of:=IF([.C50]&gt;[.$D$4];([.C50]-[.$D$4])*[.$D$3]*([.$D$5]-1);0)" office:value-type="currency" office:currency="USD" office:value="5.25">
            <text:p>$5.25</text:p>
          </table:table-cell>
          <table:table-cell table:formula="of:=[.D50]+[.E50]" office:value-type="currency" office:currency="USD" office:value="435.75">
            <text:p>$435.75</text:p>
          </table:table-cell>
        </table:table-row>
        <table:table-row table:style-name="ro2">
          <table:table-cell table:number-columns-repeated="2"/>
          <table:table-cell office:value-type="float" office:value="42">
            <text:p>42</text:p>
          </table:table-cell>
          <table:table-cell table:formula="of:=[.C51]*[.$D$3]" office:value-type="currency" office:currency="USD" office:value="441">
            <text:p>$441.00</text:p>
          </table:table-cell>
          <table:table-cell table:formula="of:=IF([.C51]&gt;[.$D$4];([.C51]-[.$D$4])*[.$D$3]*([.$D$5]-1);0)" office:value-type="currency" office:currency="USD" office:value="10.5">
            <text:p>$10.50</text:p>
          </table:table-cell>
          <table:table-cell table:formula="of:=[.D51]+[.E51]" office:value-type="currency" office:currency="USD" office:value="451.5">
            <text:p>$451.50</text:p>
          </table:table-cell>
        </table:table-row>
        <table:table-row table:style-name="ro2">
          <table:table-cell table:number-columns-repeated="2"/>
          <table:table-cell office:value-type="float" office:value="43">
            <text:p>43</text:p>
          </table:table-cell>
          <table:table-cell table:formula="of:=[.C52]*[.$D$3]" office:value-type="currency" office:currency="USD" office:value="451.5">
            <text:p>$451.50</text:p>
          </table:table-cell>
          <table:table-cell table:formula="of:=IF([.C52]&gt;[.$D$4];([.C52]-[.$D$4])*[.$D$3]*([.$D$5]-1);0)" office:value-type="currency" office:currency="USD" office:value="15.75">
            <text:p>$15.75</text:p>
          </table:table-cell>
          <table:table-cell table:formula="of:=[.D52]+[.E52]" office:value-type="currency" office:currency="USD" office:value="467.25">
            <text:p>$467.25</text:p>
          </table:table-cell>
        </table:table-row>
        <table:table-row table:style-name="ro2">
          <table:table-cell table:number-columns-repeated="2"/>
          <table:table-cell office:value-type="float" office:value="44">
            <text:p>44</text:p>
          </table:table-cell>
          <table:table-cell table:formula="of:=[.C53]*[.$D$3]" office:value-type="currency" office:currency="USD" office:value="462">
            <text:p>$462.00</text:p>
          </table:table-cell>
          <table:table-cell table:formula="of:=IF([.C53]&gt;[.$D$4];([.C53]-[.$D$4])*[.$D$3]*([.$D$5]-1);0)" office:value-type="currency" office:currency="USD" office:value="21">
            <text:p>$21.00</text:p>
          </table:table-cell>
          <table:table-cell table:formula="of:=[.D53]+[.E53]" office:value-type="currency" office:currency="USD" office:value="483">
            <text:p>$483.00</text:p>
          </table:table-cell>
        </table:table-row>
        <table:table-row table:style-name="ro2">
          <table:table-cell table:number-columns-repeated="2"/>
          <table:table-cell office:value-type="float" office:value="45">
            <text:p>45</text:p>
          </table:table-cell>
          <table:table-cell table:formula="of:=[.C54]*[.$D$3]" office:value-type="currency" office:currency="USD" office:value="472.5">
            <text:p>$472.50</text:p>
          </table:table-cell>
          <table:table-cell table:formula="of:=IF([.C54]&gt;[.$D$4];([.C54]-[.$D$4])*[.$D$3]*([.$D$5]-1);0)" office:value-type="currency" office:currency="USD" office:value="26.25">
            <text:p>$26.25</text:p>
          </table:table-cell>
          <table:table-cell table:formula="of:=[.D54]+[.E54]" office:value-type="currency" office:currency="USD" office:value="498.75">
            <text:p>$498.75</text:p>
          </table:table-cell>
        </table:table-row>
        <table:table-row table:style-name="ro2">
          <table:table-cell table:number-columns-repeated="2"/>
          <table:table-cell office:value-type="float" office:value="46">
            <text:p>46</text:p>
          </table:table-cell>
          <table:table-cell table:formula="of:=[.C55]*[.$D$3]" office:value-type="currency" office:currency="USD" office:value="483">
            <text:p>$483.00</text:p>
          </table:table-cell>
          <table:table-cell table:formula="of:=IF([.C55]&gt;[.$D$4];([.C55]-[.$D$4])*[.$D$3]*([.$D$5]-1);0)" office:value-type="currency" office:currency="USD" office:value="31.5">
            <text:p>$31.50</text:p>
          </table:table-cell>
          <table:table-cell table:formula="of:=[.D55]+[.E55]" office:value-type="currency" office:currency="USD" office:value="514.5">
            <text:p>$514.50</text:p>
          </table:table-cell>
        </table:table-row>
        <table:table-row table:style-name="ro2">
          <table:table-cell table:number-columns-repeated="2"/>
          <table:table-cell office:value-type="float" office:value="47">
            <text:p>47</text:p>
          </table:table-cell>
          <table:table-cell table:formula="of:=[.C56]*[.$D$3]" office:value-type="currency" office:currency="USD" office:value="493.5">
            <text:p>$493.50</text:p>
          </table:table-cell>
          <table:table-cell table:formula="of:=IF([.C56]&gt;[.$D$4];([.C56]-[.$D$4])*[.$D$3]*([.$D$5]-1);0)" office:value-type="currency" office:currency="USD" office:value="36.75">
            <text:p>$36.75</text:p>
          </table:table-cell>
          <table:table-cell table:formula="of:=[.D56]+[.E56]" office:value-type="currency" office:currency="USD" office:value="530.25">
            <text:p>$530.25</text:p>
          </table:table-cell>
        </table:table-row>
        <table:table-row table:style-name="ro2">
          <table:table-cell table:number-columns-repeated="2"/>
          <table:table-cell office:value-type="float" office:value="48">
            <text:p>48</text:p>
          </table:table-cell>
          <table:table-cell table:formula="of:=[.C57]*[.$D$3]" office:value-type="currency" office:currency="USD" office:value="504">
            <text:p>$504.00</text:p>
          </table:table-cell>
          <table:table-cell table:formula="of:=IF([.C57]&gt;[.$D$4];([.C57]-[.$D$4])*[.$D$3]*([.$D$5]-1);0)" office:value-type="currency" office:currency="USD" office:value="42">
            <text:p>$42.00</text:p>
          </table:table-cell>
          <table:table-cell table:formula="of:=[.D57]+[.E57]" office:value-type="currency" office:currency="USD" office:value="546">
            <text:p>$546.00</text:p>
          </table:table-cell>
        </table:table-row>
        <table:table-row table:style-name="ro2">
          <table:table-cell table:number-columns-repeated="2"/>
          <table:table-cell office:value-type="float" office:value="49">
            <text:p>49</text:p>
          </table:table-cell>
          <table:table-cell table:formula="of:=[.C58]*[.$D$3]" office:value-type="currency" office:currency="USD" office:value="514.5">
            <text:p>$514.50</text:p>
          </table:table-cell>
          <table:table-cell table:formula="of:=IF([.C58]&gt;[.$D$4];([.C58]-[.$D$4])*[.$D$3]*([.$D$5]-1);0)" office:value-type="currency" office:currency="USD" office:value="47.25">
            <text:p>$47.25</text:p>
          </table:table-cell>
          <table:table-cell table:formula="of:=[.D58]+[.E58]" office:value-type="currency" office:currency="USD" office:value="561.75">
            <text:p>$561.75</text:p>
          </table:table-cell>
        </table:table-row>
        <table:table-row table:style-name="ro2">
          <table:table-cell table:number-columns-repeated="2"/>
          <table:table-cell office:value-type="float" office:value="50">
            <text:p>50</text:p>
          </table:table-cell>
          <table:table-cell table:formula="of:=[.C59]*[.$D$3]" office:value-type="currency" office:currency="USD" office:value="525">
            <text:p>$525.00</text:p>
          </table:table-cell>
          <table:table-cell table:formula="of:=IF([.C59]&gt;[.$D$4];([.C59]-[.$D$4])*[.$D$3]*([.$D$5]-1);0)" office:value-type="currency" office:currency="USD" office:value="52.5">
            <text:p>$52.50</text:p>
          </table:table-cell>
          <table:table-cell table:formula="of:=[.D59]+[.E59]" office:value-type="currency" office:currency="USD" office:value="577.5">
            <text:p>$577.50</text:p>
          </table:table-cell>
        </table:table-row>
        <table:table-row table:style-name="ro2">
          <table:table-cell table:number-columns-repeated="2"/>
          <table:table-cell office:value-type="float" office:value="51">
            <text:p>51</text:p>
          </table:table-cell>
          <table:table-cell table:formula="of:=[.C60]*[.$D$3]" office:value-type="currency" office:currency="USD" office:value="535.5">
            <text:p>$535.50</text:p>
          </table:table-cell>
          <table:table-cell table:formula="of:=IF([.C60]&gt;[.$D$4];([.C60]-[.$D$4])*[.$D$3]*([.$D$5]-1);0)" office:value-type="currency" office:currency="USD" office:value="57.75">
            <text:p>$57.75</text:p>
          </table:table-cell>
          <table:table-cell table:formula="of:=[.D60]+[.E60]" office:value-type="currency" office:currency="USD" office:value="593.25">
            <text:p>$593.25</text:p>
          </table:table-cell>
        </table:table-row>
        <table:table-row table:style-name="ro2">
          <table:table-cell table:number-columns-repeated="2"/>
          <table:table-cell office:value-type="float" office:value="52">
            <text:p>52</text:p>
          </table:table-cell>
          <table:table-cell table:formula="of:=[.C61]*[.$D$3]" office:value-type="currency" office:currency="USD" office:value="546">
            <text:p>$546.00</text:p>
          </table:table-cell>
          <table:table-cell table:formula="of:=IF([.C61]&gt;[.$D$4];([.C61]-[.$D$4])*[.$D$3]*([.$D$5]-1);0)" office:value-type="currency" office:currency="USD" office:value="63">
            <text:p>$63.00</text:p>
          </table:table-cell>
          <table:table-cell table:formula="of:=[.D61]+[.E61]" office:value-type="currency" office:currency="USD" office:value="609">
            <text:p>$609.00</text:p>
          </table:table-cell>
        </table:table-row>
        <table:table-row table:style-name="ro2">
          <table:table-cell table:number-columns-repeated="2"/>
          <table:table-cell office:value-type="float" office:value="53">
            <text:p>53</text:p>
          </table:table-cell>
          <table:table-cell table:formula="of:=[.C62]*[.$D$3]" office:value-type="currency" office:currency="USD" office:value="556.5">
            <text:p>$556.50</text:p>
          </table:table-cell>
          <table:table-cell table:formula="of:=IF([.C62]&gt;[.$D$4];([.C62]-[.$D$4])*[.$D$3]*([.$D$5]-1);0)" office:value-type="currency" office:currency="USD" office:value="68.25">
            <text:p>$68.25</text:p>
          </table:table-cell>
          <table:table-cell table:formula="of:=[.D62]+[.E62]" office:value-type="currency" office:currency="USD" office:value="624.75">
            <text:p>$624.75</text:p>
          </table:table-cell>
        </table:table-row>
        <table:table-row table:style-name="ro2">
          <table:table-cell table:number-columns-repeated="2"/>
          <table:table-cell office:value-type="float" office:value="54">
            <text:p>54</text:p>
          </table:table-cell>
          <table:table-cell table:formula="of:=[.C63]*[.$D$3]" office:value-type="currency" office:currency="USD" office:value="567">
            <text:p>$567.00</text:p>
          </table:table-cell>
          <table:table-cell table:formula="of:=IF([.C63]&gt;[.$D$4];([.C63]-[.$D$4])*[.$D$3]*([.$D$5]-1);0)" office:value-type="currency" office:currency="USD" office:value="73.5">
            <text:p>$73.50</text:p>
          </table:table-cell>
          <table:table-cell table:formula="of:=[.D63]+[.E63]" office:value-type="currency" office:currency="USD" office:value="640.5">
            <text:p>$640.50</text:p>
          </table:table-cell>
        </table:table-row>
        <table:table-row table:style-name="ro2">
          <table:table-cell table:number-columns-repeated="2"/>
          <table:table-cell office:value-type="float" office:value="55">
            <text:p>55</text:p>
          </table:table-cell>
          <table:table-cell table:formula="of:=[.C64]*[.$D$3]" office:value-type="currency" office:currency="USD" office:value="577.5">
            <text:p>$577.50</text:p>
          </table:table-cell>
          <table:table-cell table:formula="of:=IF([.C64]&gt;[.$D$4];([.C64]-[.$D$4])*[.$D$3]*([.$D$5]-1);0)" office:value-type="currency" office:currency="USD" office:value="78.75">
            <text:p>$78.75</text:p>
          </table:table-cell>
          <table:table-cell table:formula="of:=[.D64]+[.E64]" office:value-type="currency" office:currency="USD" office:value="656.25">
            <text:p>$656.25</text:p>
          </table:table-cell>
        </table:table-row>
        <table:table-row table:style-name="ro2">
          <table:table-cell table:number-columns-repeated="2"/>
          <table:table-cell office:value-type="float" office:value="56">
            <text:p>56</text:p>
          </table:table-cell>
          <table:table-cell table:formula="of:=[.C65]*[.$D$3]" office:value-type="currency" office:currency="USD" office:value="588">
            <text:p>$588.00</text:p>
          </table:table-cell>
          <table:table-cell table:formula="of:=IF([.C65]&gt;[.$D$4];([.C65]-[.$D$4])*[.$D$3]*([.$D$5]-1);0)" office:value-type="currency" office:currency="USD" office:value="84">
            <text:p>$84.00</text:p>
          </table:table-cell>
          <table:table-cell table:formula="of:=[.D65]+[.E65]" office:value-type="currency" office:currency="USD" office:value="672">
            <text:p>$672.00</text:p>
          </table:table-cell>
        </table:table-row>
        <table:table-row table:style-name="ro2">
          <table:table-cell table:number-columns-repeated="2"/>
          <table:table-cell office:value-type="float" office:value="57">
            <text:p>57</text:p>
          </table:table-cell>
          <table:table-cell table:formula="of:=[.C66]*[.$D$3]" office:value-type="currency" office:currency="USD" office:value="598.5">
            <text:p>$598.50</text:p>
          </table:table-cell>
          <table:table-cell table:formula="of:=IF([.C66]&gt;[.$D$4];([.C66]-[.$D$4])*[.$D$3]*([.$D$5]-1);0)" office:value-type="currency" office:currency="USD" office:value="89.25">
            <text:p>$89.25</text:p>
          </table:table-cell>
          <table:table-cell table:formula="of:=[.D66]+[.E66]" office:value-type="currency" office:currency="USD" office:value="687.75">
            <text:p>$687.75</text:p>
          </table:table-cell>
        </table:table-row>
        <table:table-row table:style-name="ro2">
          <table:table-cell table:number-columns-repeated="2"/>
          <table:table-cell office:value-type="float" office:value="58">
            <text:p>58</text:p>
          </table:table-cell>
          <table:table-cell table:formula="of:=[.C67]*[.$D$3]" office:value-type="currency" office:currency="USD" office:value="609">
            <text:p>$609.00</text:p>
          </table:table-cell>
          <table:table-cell table:formula="of:=IF([.C67]&gt;[.$D$4];([.C67]-[.$D$4])*[.$D$3]*([.$D$5]-1);0)" office:value-type="currency" office:currency="USD" office:value="94.5">
            <text:p>$94.50</text:p>
          </table:table-cell>
          <table:table-cell table:formula="of:=[.D67]+[.E67]" office:value-type="currency" office:currency="USD" office:value="703.5">
            <text:p>$703.50</text:p>
          </table:table-cell>
        </table:table-row>
        <table:table-row table:style-name="ro2">
          <table:table-cell table:number-columns-repeated="2"/>
          <table:table-cell office:value-type="float" office:value="59">
            <text:p>59</text:p>
          </table:table-cell>
          <table:table-cell table:formula="of:=[.C68]*[.$D$3]" office:value-type="currency" office:currency="USD" office:value="619.5">
            <text:p>$619.50</text:p>
          </table:table-cell>
          <table:table-cell table:formula="of:=IF([.C68]&gt;[.$D$4];([.C68]-[.$D$4])*[.$D$3]*([.$D$5]-1);0)" office:value-type="currency" office:currency="USD" office:value="99.75">
            <text:p>$99.75</text:p>
          </table:table-cell>
          <table:table-cell table:formula="of:=[.D68]+[.E68]" office:value-type="currency" office:currency="USD" office:value="719.25">
            <text:p>$719.25</text:p>
          </table:table-cell>
        </table:table-row>
        <table:table-row table:style-name="ro2">
          <table:table-cell table:number-columns-repeated="2"/>
          <table:table-cell office:value-type="float" office:value="60">
            <text:p>60</text:p>
          </table:table-cell>
          <table:table-cell table:formula="of:=[.C69]*[.$D$3]" office:value-type="currency" office:currency="USD" office:value="630">
            <text:p>$630.00</text:p>
          </table:table-cell>
          <table:table-cell table:formula="of:=IF([.C69]&gt;[.$D$4];([.C69]-[.$D$4])*[.$D$3]*([.$D$5]-1);0)" office:value-type="currency" office:currency="USD" office:value="105">
            <text:p>$105.00</text:p>
          </table:table-cell>
          <table:table-cell table:formula="of:=[.D69]+[.E69]" office:value-type="currency" office:currency="USD" office:value="735">
            <text:p>$735.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6/22/2017</text:date>, <text:time>13:5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06-22T12:12:03.58</meta:creation-date>
    <dc:date>2017-06-22T13:58:09.94</dc:date>
    <dc:creator>RCC RCCD</dc:creator>
    <meta:editing-duration>PT7M20S</meta:editing-duration>
    <meta:editing-cycles>1</meta:editing-cycles>
    <meta:generator>OpenOffice/4.1.2$Win32 OpenOffice.org_project/412m3$Build-9782</meta:generator>
    <meta:document-statistic meta:table-count="3" meta:cell-count="259" meta:object-count="0"/>
  </office:meta>
</office:document-meta>
</file>